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95cm" fo:min-width="5.9cm"/>
      <style:paragraph-properties style:writing-mode="lr-tb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95cm" fo:min-width="3.3cm"/>
      <style:paragraph-properties style:writing-mode="lr-tb"/>
    </style:style>
    <style:style style:name="gr3" style:family="graphic" style:parent-style-name="standard">
      <style:graphic-properties svg:stroke-color="#000000" draw:fill="solid" draw:fill-color="#ec9ba4" draw:textarea-horizontal-align="justify" draw:textarea-vertical-align="middle" draw:auto-grow-height="false" fo:min-height="1.55cm" fo:min-width="2.3cm"/>
      <style:paragraph-properties style:writing-mode="lr-tb"/>
    </style:style>
    <style:style style:name="gr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5cm" fo:min-width="2.1cm"/>
      <style:paragraph-properties style:writing-mode="lr-tb"/>
    </style:style>
    <style:style style:name="gr5" style:family="graphic" style:parent-style-name="standard">
      <style:graphic-properties svg:stroke-color="#000000" draw:fill="solid" draw:fill-color="#ec9ba4" draw:textarea-horizontal-align="justify" draw:textarea-vertical-align="middle" draw:auto-grow-height="false" fo:min-height="0.35cm" fo:min-width="3.1cm"/>
      <style:paragraph-properties style:writing-mode="lr-tb"/>
    </style:style>
    <style:style style:name="gr6" style:family="graphic" style:parent-style-name="standard">
      <style:graphic-properties svg:stroke-color="#000000" draw:fill="solid" draw:fill-color="#b7b3ca" draw:textarea-horizontal-align="justify" draw:textarea-vertical-align="middle" draw:auto-grow-height="false" fo:min-height="0.35cm" fo:min-width="2.1cm"/>
      <style:paragraph-properties style:writing-mode="lr-tb"/>
    </style:style>
    <style:style style:name="gr7" style:family="graphic" style:parent-style-name="standard">
      <style:graphic-properties svg:stroke-color="#000000" draw:fill="solid" draw:fill-color="#b7b3ca" draw:textarea-horizontal-align="justify" draw:textarea-vertical-align="middle" draw:auto-grow-height="false" fo:min-height="0.35cm" fo:min-width="3.1cm"/>
      <style:paragraph-properties style:writing-mode="lr-tb"/>
    </style:style>
    <style:style style:name="gr8" style:family="graphic" style:parent-style-name="standard">
      <style:graphic-properties draw:stroke="dash" draw:stroke-dash="Dot_20__28_Rounded_29_" svg:stroke-width="0.053cm" svg:stroke-color="#000000" draw:marker-start-width="0.279cm" draw:marker-end-width="0.279cm" svg:stroke-linecap="round" draw:fill="none" loext:fill-use-slide-background="false" draw:textarea-horizontal-align="justify" draw:textarea-vertical-align="middle" draw:auto-grow-height="false" fo:min-height="5.098cm" fo:min-width="5.503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5cm" fo:min-width="7.7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96cm" fo:min-width="1.824cm" fo:padding-top="0.165cm" fo:padding-bottom="0.165cm" fo:padding-left="0.29cm" fo:padding-right="0.29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633cm" fo:min-width="0cm"/>
    </style:style>
    <style:style style:name="gr12" style:family="graphic" style:parent-style-name="standard">
      <style:graphic-properties draw:stroke="none" draw:fill-color="#b4c7dc" draw:textarea-horizontal-align="justify" draw:textarea-vertical-align="middle" draw:auto-grow-height="false" fo:min-height="0.04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55cm" fo:min-width="2.1cm"/>
      <style:paragraph-properties style:writing-mode="lr-tb"/>
    </style:style>
    <style:style style:name="gr16" style:family="graphic" style:parent-style-name="standard">
      <style:graphic-properties draw:stroke="dash" draw:stroke-dash="Dot_20__28_Rounded_29_" svg:stroke-width="0.053cm" svg:stroke-color="#000000" draw:marker-start-width="0.28cm" draw:marker-end-width="0.28cm" svg:stroke-linecap="round" draw:fill="none" loext:fill-use-slide-background="false" draw:textarea-horizontal-align="justify" draw:textarea-vertical-align="middle" draw:auto-grow-height="false" fo:min-height="7.096cm" fo:min-width="6.246cm" fo:padding-top="0.152cm" fo:padding-bottom="0.152cm" fo:padding-left="0.277cm" fo:padding-right="0.277cm"/>
    </style:style>
    <style:style style:name="gr17" style:family="graphic" style:parent-style-name="objectwithoutfill">
      <style:graphic-properties draw:stroke="dash" draw:stroke-dash="Dot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ot_20__28_Rounded_29_" svg:stroke-width="0.081cm" svg:stroke-color="#000000" draw:marker-start-width="0.321cm" draw:marker-end="Arrowheads_20_2" draw:marker-end-width="0.421cm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ff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ff0000" draw:marker-start="Arrowheads_20_2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ec9ba4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b7b3ca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4cm" svg:height="1.2cm" svg:x="1.976cm" svg:y="1.4cm">
          <text:p text:style-name="P1"><text:span text:style-name="T1">Laser </text:span><text:span text:style-name="T1">Inter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2cm" svg:x="3.2cm" svg:y="3.2cm">
          <text:p text:style-name="P1"><text:span text:style-name="T1">SMELLIE Trigger Electron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cm" svg:height="1.8cm" svg:x="2cm" svg:y="6cm">
          <text:p text:style-name="P1"><text:span text:style-name="T1">SuperK La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cm" svg:height="1.8cm" svg:x="6cm" svg:y="6cm">
          <text:p text:style-name="P1"><text:span text:style-name="T1">PQ SEPIA 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8cm" svg:x="10.4cm" svg:y="6cm">
          <text:p text:style-name="P1"><text:span text:style-name="T1">Laser Swit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cm" svg:height="1.8cm" svg:x="3.8cm" svg:y="9cm">
          <text:p text:style-name="P1"><text:span text:style-name="T1">Varia Fil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8cm" svg:x="1cm" svg:y="9cm">
          <text:p text:style-name="P1"><text:span text:style-name="T1">Intensity 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13.2cm 12.5cm)">
          <text:p text:style-name="P1"><text:span text:style-name="T1">PQ375 laser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11.8cm 12.5cm)">
          <text:p text:style-name="P1"><text:span text:style-name="T1">PQ407 laser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10.8cm 12.5cm)">
          <text:p text:style-name="P1"><text:span text:style-name="T1">PQ446 laser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6cm" svg:height="0.6cm" draw:transform="rotate (1.5707963267949) translate (9.8cm 12.5cm)">
          <text:p text:style-name="P1"><text:span text:style-name="T1">PQ495 laser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13.2cm 16.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6cm" svg:height="0.6cm" draw:transform="rotate (1.5707963267949) translate (9.8cm 16.8cm)">
          <text:p text:style-name="P1"><text:span text:style-name="T1">Variable 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6cm" svg:height="0.6cm" draw:transform="rotate (1.5707963267949) translate (10.8cm 17.4cm)">
          <text:p text:style-name="P5"><text:span text:style-name="T1">Variable 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6cm" svg:height="0.6cm" draw:transform="rotate (1.5707963267949) translate (11.8cm 18cm)">
          <text:p text:style-name="P5"><text:span text:style-name="T1">Variable 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6.055cm" svg:height="5.4cm" svg:x="6.6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8cm" svg:x="14.3cm" svg:y="20.2cm">
          <text:p text:style-name="P1"><text:span text:style-name="T1">Monitoring PMT Un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draw:transform="rotate (1.5707963267949) translate (13.2cm 22.6cm)">
          <text:p text:style-name="P1"><text:span text:style-name="T1">Attenu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9.8cm 22.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10.8cm 22.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6cm" svg:height="0.6cm" draw:transform="rotate (1.5707963267949) translate (11.8cm 22.6cm)">
          <text:p text:style-name="P1"><text:span text:style-name="T1">Beam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6cm" svg:height="1.8cm" svg:x="6.8cm" svg:y="14.2cm">
          <text:p text:style-name="P1"><text:span text:style-name="T1">VFA Arduino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2cm" svg:height="1.8cm" svg:x="6.4cm" svg:y="25cm">
          <text:p text:style-name="P1"><text:span text:style-name="T1">Fibre Switc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8cm" svg:x="0.5cm" svg:y="25cm">
          <text:p text:style-name="P1"><text:span text:style-name="T1">SNODROP control PC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7" draw:layer="layout" svg:width="3.4cm" svg:height="3.238cm" svg:x="15.6cm" svg:y="23.9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7" draw:layer="layout" svg:width="0.464cm" svg:height="0.883cm" svg:x="17.058cm" svg:y="2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7" draw:layer="layout" svg:width="0.491cm" svg:height="0.299cm" svg:x="17.05cm" svg:y="23.9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3" draw:text-style-name="P8" draw:layer="layout" svg:width="3.236cm" svg:height="1.115cm" svg:x="15.764cm" svg:y="25.2cm">
              <draw:text-box>
                <text:p><text:span text:style-name="T2">SNO+ Detector</text:span></text:p>
              </draw:text-box>
            </draw:frame>
          </draw:g>
        </draw:g>
        <draw:frame draw:style-name="gr14" draw:text-style-name="P9" draw:layer="layout" svg:width="1.7cm" svg:height="0.962cm" svg:x="7.403cm" svg:y="13.139cm">
          <draw:text-box>
            <text:p>VFA</text:p>
          </draw:text-box>
        </draw:frame>
        <draw:custom-shape draw:style-name="gr15" draw:text-style-name="P10" draw:layer="layout" svg:width="2.6cm" svg:height="1.8cm" svg:x="14cm" svg:y="1.4cm">
          <text:p text:style-name="P1"><text:span text:style-name="T1">TUBi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6cm" svg:height="1.8cm" svg:x="17.4cm" svg:y="1.4cm">
          <text:p text:style-name="P1"><text:span text:style-name="T1">Master Trigger Car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6cm" svg:height="1.8cm" svg:x="14cm" svg:y="3.6cm">
          <text:p text:style-name="P1"><text:span text:style-name="T1">Event Bui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6cm" svg:height="1.8cm" svg:x="14cm" svg:y="6cm">
          <text:p text:style-name="P1"><text:span text:style-name="T1">CAEN Digiti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6cm" svg:height="1.8cm" svg:x="17.4cm" svg:y="6cm">
          <text:p text:style-name="P1"><text:span text:style-name="T1">ORCA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8cm" svg:height="7.4cm" svg:x="13.6cm" svg:y="0.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526cm" svg:height="0.683cm" svg:x="17.6cm" svg:y="0.717cm">
          <draw:text-box>
            <text:p><text:span text:style-name="T2">SNO+ DAQ</text:span></text:p>
          </draw:text-box>
        </draw:frame>
        <draw:line draw:style-name="gr17" draw:text-style-name="P6" draw:layer="layout" svg:x1="0.7cm" svg:y1="25cm" svg:x2="0.7cm" svg:y2="2cm">
          <text:p/>
        </draw:line>
        <draw:line draw:style-name="gr18" draw:text-style-name="P6" draw:layer="layout" svg:x1="0.7cm" svg:y1="2cm" svg:x2="2cm" svg:y2="2cm">
          <text:p/>
        </draw:line>
        <draw:line draw:style-name="gr18" draw:text-style-name="P6" draw:layer="layout" svg:x1="0.7cm" svg:y1="3.8cm" svg:x2="3.2cm" svg:y2="3.8cm">
          <text:p/>
        </draw:line>
        <draw:line draw:style-name="gr17" draw:text-style-name="P6" draw:layer="layout" svg:x1="11.6cm" svg:y1="5.2cm" svg:x2="0.7cm" svg:y2="5.2cm">
          <text:p/>
        </draw:line>
        <draw:line draw:style-name="gr18" draw:text-style-name="P6" draw:layer="layout" svg:x1="3.4cm" svg:y1="5.2cm" svg:x2="3.4cm" svg:y2="6cm">
          <text:p/>
        </draw:line>
        <draw:line draw:style-name="gr18" draw:text-style-name="P6" draw:layer="layout" svg:x1="7.4cm" svg:y1="5.2cm" svg:x2="7.4cm" svg:y2="6cm">
          <text:p/>
        </draw:line>
        <draw:line draw:style-name="gr18" draw:text-style-name="P6" draw:layer="layout" svg:x1="11.702cm" svg:y1="5.2cm" svg:x2="11.702cm" svg:y2="6cm">
          <text:p/>
        </draw:line>
        <draw:line draw:style-name="gr17" draw:text-style-name="P6" draw:layer="layout" svg:x1="2.4cm" svg:y1="11.6cm" svg:x2="0.8cm" svg:y2="11.6cm">
          <text:p/>
        </draw:line>
        <draw:line draw:style-name="gr18" draw:text-style-name="P6" draw:layer="layout" svg:x1="2.4cm" svg:y1="11.6cm" svg:x2="2.4cm" svg:y2="10.8cm">
          <text:p/>
        </draw:line>
        <draw:line draw:style-name="gr18" draw:text-style-name="P6" draw:layer="layout" svg:x1="0.7cm" svg:y1="15.132cm" svg:x2="6.8cm" svg:y2="15.132cm">
          <text:p/>
        </draw:line>
        <draw:line draw:style-name="gr18" draw:text-style-name="P6" draw:layer="layout" svg:x1="3.2cm" svg:y1="26cm" svg:x2="6.4cm" svg:y2="26cm">
          <text:p/>
        </draw:line>
        <draw:line draw:style-name="gr17" draw:text-style-name="P6" draw:layer="layout" svg:x1="15.6cm" svg:y1="23.6cm" svg:x2="0.8cm" svg:y2="23.6cm">
          <text:p/>
        </draw:line>
        <draw:line draw:style-name="gr18" draw:text-style-name="P6" draw:layer="layout" svg:x1="15.6cm" svg:y1="23.6cm" svg:x2="15.6cm" svg:y2="22cm">
          <text:p/>
        </draw:line>
        <draw:line draw:style-name="gr19" draw:text-style-name="P6" draw:layer="layout" svg:x1="2.5cm" svg:y1="2.6cm" svg:x2="2.5cm" svg:y2="6cm">
          <text:p/>
        </draw:line>
        <draw:line draw:style-name="gr19" draw:text-style-name="P6" draw:layer="layout" svg:x1="8cm" svg:y1="2.6cm" svg:x2="8cm" svg:y2="6cm">
          <text:p/>
        </draw:line>
        <draw:line draw:style-name="gr20" draw:text-style-name="P6" draw:layer="layout" svg:x1="4.4cm" svg:y1="4.4cm" svg:x2="4.4cm" svg:y2="6cm">
          <text:p/>
        </draw:line>
        <draw:line draw:style-name="gr19" draw:text-style-name="P6" draw:layer="layout" svg:x1="6.4cm" svg:y1="4.4cm" svg:x2="6.4cm" svg:y2="6cm">
          <text:p/>
        </draw:line>
        <draw:line draw:style-name="gr19" draw:text-style-name="P6" draw:layer="layout" svg:x1="2.4cm" svg:y1="9cm" svg:x2="2.4cm" svg:y2="7.8cm">
          <text:p/>
        </draw:line>
        <draw:line draw:style-name="gr19" draw:text-style-name="P6" draw:layer="layout" svg:x1="4cm" svg:y1="7.8cm" svg:x2="4cm" svg:y2="9cm">
          <text:p/>
        </draw:line>
        <draw:line draw:style-name="gr19" draw:text-style-name="P6" draw:layer="layout" svg:x1="8.8cm" svg:y1="6.902cm" svg:x2="10.4cm" svg:y2="6.902cm">
          <text:p/>
        </draw:line>
        <draw:line draw:style-name="gr21" draw:text-style-name="P6" draw:layer="layout" svg:x1="11.691cm" svg:y1="7.8cm" svg:x2="11.691cm" svg:y2="8.252cm">
          <text:p/>
        </draw:line>
        <draw:line draw:style-name="gr21" draw:text-style-name="P6" draw:layer="layout" svg:x1="10.074cm" svg:y1="8.243cm" svg:x2="13.541cm" svg:y2="8.243cm">
          <text:p/>
        </draw:line>
        <draw:line draw:style-name="gr19" draw:text-style-name="P6" draw:layer="layout" svg:x1="10.111cm" svg:y1="8.207cm" svg:x2="10.111cm" svg:y2="8.9cm">
          <text:p/>
        </draw:line>
        <draw:line draw:style-name="gr19" draw:text-style-name="P6" draw:layer="layout" svg:x1="11.111cm" svg:y1="8.208cm" svg:x2="11.111cm" svg:y2="8.901cm">
          <text:p/>
        </draw:line>
        <draw:line draw:style-name="gr19" draw:text-style-name="P6" draw:layer="layout" svg:x1="12.097cm" svg:y1="8.202cm" svg:x2="12.097cm" svg:y2="8.895cm">
          <text:p/>
        </draw:line>
        <draw:line draw:style-name="gr19" draw:text-style-name="P6" draw:layer="layout" svg:x1="13.504cm" svg:y1="8.203cm" svg:x2="13.504cm" svg:y2="8.896cm">
          <text:p/>
        </draw:line>
        <draw:line draw:style-name="gr21" draw:text-style-name="P6" draw:layer="layout" svg:x1="7cm" svg:y1="3.8cm" svg:x2="12.6cm" svg:y2="3.8cm">
          <text:p/>
        </draw:line>
        <draw:line draw:style-name="gr21" draw:text-style-name="P6" draw:layer="layout" svg:x1="12.572cm" svg:y1="2.2cm" svg:x2="12.572cm" svg:y2="3.842cm">
          <text:p/>
        </draw:line>
        <draw:line draw:style-name="gr19" draw:text-style-name="P6" draw:layer="layout" svg:x1="12.532cm" svg:y1="2.193cm" svg:x2="14cm" svg:y2="2.2cm">
          <text:p/>
        </draw:line>
        <draw:line draw:style-name="gr19" draw:text-style-name="P6" draw:layer="layout" svg:x1="16.6cm" svg:y1="2.207cm" svg:x2="17.4cm" svg:y2="2.207cm">
          <text:p/>
        </draw:line>
        <draw:line draw:style-name="gr19" draw:text-style-name="P6" draw:layer="layout" svg:x1="15.6cm" svg:y1="20.2cm" svg:x2="15.6cm" svg:y2="7.8cm">
          <text:p/>
        </draw:lin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2:35:57.510478771</meta:creation-date>
    <dc:date>2023-06-14T10:54:24.061526479</dc:date>
    <meta:editing-duration>P2DT2H26M9S</meta:editing-duration>
    <meta:editing-cycles>5</meta:editing-cycles>
    <meta:generator>LibreOffice/7.4.5.1$Linux_X86_64 LibreOffice_project/40$Build-1</meta:generator>
    <meta:document-statistic meta:object-count="93"/>
  </office:meta>
</office:document-meta>
</file>